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  <style:text-properties fo:language="en" fo:country="US"/>
    </style:style>
    <style:style style:name="P2" style:parent-style-name="Kop2" style:family="paragraph">
      <style:text-properties fo:language="en" fo:country="US"/>
    </style:style>
    <style:style style:name="P3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7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" style:parent-style-name="Kop2" style:family="paragraph">
      <style:text-properties fo:language="en" fo:country="US"/>
    </style:style>
    <style:style style:name="P9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0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1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2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4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5" style:parent-style-name="Geenafstand" style:family="paragraph"/>
    <style:style style:name="T16" style:parent-style-name="Standaardalinea-lettertype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7" style:parent-style-name="Standaardalinea-lettertype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18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9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0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1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2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3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4" style:parent-style-name="Geenafstan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6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7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8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9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0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1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2" style:parent-style-name="Lijstalinea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h text:style-name="P1" text:outline-level="1">Main application:</text:h>
      <text:h text:style-name="P2" text:outline-level="2">Login en register section:</text:h>
      <text:list text:style-name="LFO1" text:continue-numbering="true">
        <text:list-item>
          <text:p text:style-name="P3">Startpagina: welkom scherm</text:p>
        </text:list-item>
        <text:list-item>
          <text:p text:style-name="P4">Registreren als student</text:p>
        </text:list-item>
        <text:list-item>
          <text:p text:style-name="P5">Registreren als organisatie</text:p>
        </text:list-item>
        <text:list-item>
          <text:p text:style-name="P6">Wachtwoord vergeten scherm</text:p>
        </text:list-item>
        <text:list-item>
          <text:p text:style-name="P7">Login scherm</text:p>
        </text:list-item>
      </text:list>
      <text:p text:style-name="Geenafstand"/>
      <text:h text:style-name="P8" text:outline-level="2">Homepage section<text:s/>(Initial newsfeed scherm):</text:h>
      <text:list text:style-name="LFO1" text:continue-numbering="true">
        <text:list-item>
          <text:p text:style-name="P9">Homepage scherm (option pane scherm)</text:p>
        </text:list-item>
        <text:list-item>
          <text:p text:style-name="P10">Evenementenkalenderscherm</text:p>
          <text:list text:continue-numbering="true">
            <text:list-item>
              <text:p text:style-name="P11">Infoscherm van alle details van het evenement</text:p>
              <text:list text:continue-numbering="true">
                <text:list-item>
                  <text:p text:style-name="P12">Popup over detail scherm (Gedacht aan vervoer? Ja &amp; nee opties)</text:p>
                </text:list-item>
                <text:list-item>
                  <text:p text:style-name="P13">Feestwijzer sterren service scherm</text:p>
                </text:list-item>
                <text:list-item>
                  <text:p text:style-name="P14">Beoordeling geven</text:p>
                </text:list-item>
              </text:list>
            </text:list-item>
          </text:list>
        </text:list-item>
        <text:list-item>
          <text:p text:style-name="P15"><text:span text:style-name="T16">New</text:span><text:span text:style-name="T17">s feed</text:span></text:p>
        </text:list-item>
        <text:list-item>
          <text:p text:style-name="P18">Lifesaver scherm</text:p>
        </text:list-item>
        <text:list-item>
          <text:p text:style-name="P19">Info over uitgaansrisico’s</text:p>
        </text:list-item>
        <text:list-item>
          <text:p text:style-name="P20">Alcoholteller</text:p>
          <text:list text:continue-numbering="true">
            <text:list-item>
              <text:p text:style-name="P21">Overzicht scores</text:p>
            </text:list-item>
            <text:list-item>
              <text:p text:style-name="P22">Nieuw drankje toevoegen</text:p>
            </text:list-item>
          </text:list>
        </text:list-item>
        <text:list-item>
          <text:p text:style-name="P23">Veilig vervoer</text:p>
        </text:list-item>
      </text:list>
      <text:p text:style-name="Geenafstand"/>
      <text:list text:style-name="LFO1" text:continue-numbering="true">
        <text:list-item>
          <text:p text:style-name="P24">Add event scherm</text:p>
        </text:list-item>
      </text:list>
      <text:p text:style-name="Geenafstand"/>
      <text:h text:style-name="Kop1" text:outline-level="1">Desktop app:</text:h>
      <text:list text:style-name="LFO1" text:continue-numbering="true">
        <text:list-item>
          <text:p text:style-name="P25">Login scherm</text:p>
        </text:list-item>
        <text:list-item>
          <text:p text:style-name="P26">Aanvragen overzicht scherm</text:p>
        </text:list-item>
        <text:list-item>
          <text:p text:style-name="P27">Newsfeed van evenementen</text:p>
          <text:list text:continue-numbering="true">
            <text:list-item>
              <text:p text:style-name="P28">Details evenement</text:p>
              <text:list text:continue-numbering="true">
                <text:list-item>
                  <text:p text:style-name="P29">Evenement verbannen/verwijderen</text:p>
                </text:list-item>
                <text:list-item>
                  <text:p text:style-name="P30">Evenement waarschuwen</text:p>
                </text:list-item>
              </text:list>
            </text:list-item>
          </text:list>
        </text:list-item>
        <text:list-item>
          <text:p text:style-name="P31">Statistics scherm van aantal<text:s/>evenementen en aanwezig studenten en alcoholteller</text:p>
        </text:list-item>
        <text:list-item>
          <text:p text:style-name="P32">Organisatie bewerken/verwijderen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urice Dalderup</meta:initial-creator>
    <dc:creator>Maurice Dalderup</dc:creator>
    <meta:creation-date>2016-03-11T09:42:00Z</meta:creation-date>
    <dc:date>2016-03-18T10:40:00Z</dc:date>
    <meta:template xlink:href="Normal" xlink:type="simple"/>
    <meta:editing-cycles>9</meta:editing-cycles>
    <meta:editing-duration>PT43680S</meta:editing-duration>
    <meta:document-statistic meta:page-count="1" meta:paragraph-count="1" meta:word-count="129" meta:character-count="841" meta:row-count="5" meta:non-whitespace-character-count="713"/>
  </office:meta>
</office:document-meta>
</file>